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fo:background-color="#ffff99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7" table:default-cell-style-name="ce7"/>
        <table:table-column table:style-name="co3" table:default-cell-style-name="ce10"/>
        <table:table-column table:style-name="co4" table:default-cell-style-name="ce13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6"/>
        <table:table-column table:style-name="co4" table:default-cell-style-name="ce13"/>
        <table:table-column table:style-name="co2" table:number-columns-repeated="2" table:default-cell-style-name="ce7"/>
        <table:table-column table:style-name="co2" table:default-cell-style-name="ce16"/>
        <table:table-column table:style-name="co4" table:default-cell-style-name="ce13"/>
        <table:table-column table:style-name="co5" table:default-cell-style-name="ce19"/>
        <table:table-column table:style-name="co6" table:number-columns-repeated="2" table:default-cell-style-name="ce8"/>
        <table:table-column table:style-name="co6" table:default-cell-style-name="Default"/>
        <table:table-column table:style-name="co7" table:default-cell-style-name="Default"/>
        <table:table-column table:style-name="co4" table:default-cell-style-name="ce13"/>
        <table:table-column table:style-name="co6" table:default-cell-style-name="ce23"/>
        <table:table-column table:style-name="co8" table:default-cell-style-name="ce26"/>
        <table:table-column table:style-name="co4" table:default-cell-style-name="ce13"/>
        <table:table-column table:style-name="co6" table:default-cell-style-name="ce23"/>
        <table:table-column table:style-name="co2" table:default-cell-style-name="ce28"/>
        <table:table-column table:style-name="co4" table:default-cell-style-name="ce13"/>
        <table:table-column table:style-name="co6" table:default-cell-style-name="ce23"/>
        <table:table-column table:style-name="co8" table:default-cell-style-name="ce26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2"/>
          <table:table-cell table:style-name="ce14" office:value-type="string" calcext:value-type="string">
            <text:p>CP1</text:p>
          </table:table-cell>
          <table:table-cell table:style-name="ce14" office:value-type="string" calcext:value-type="string">
            <text:p>CP2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SW EC</text:p>
          </table:table-cell>
          <table:table-cell table:style-name="ce10" office:value-type="string" calcext:value-type="string">
            <text:p>CP Final</text:p>
          </table:table-cell>
          <table:table-cell table:style-name="ce12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7" office:value-type="string" calcext:value-type="string">
            <text:p>FP Final</text:p>
          </table:table-cell>
          <table:table-cell table:style-name="ce12"/>
          <table:table-cell table:style-name="ce18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8" office:value-type="string" calcext:value-type="string">
            <text:p>Final GPA</text:p>
          </table:table-cell>
          <table:table-cell table:style-name="ce21" office:value-type="string" calcext:value-type="string">
            <text:p>Final Submitted GPA</text:p>
          </table:table-cell>
          <table:table-cell table:style-name="ce12"/>
          <table:table-cell table:style-name="ce22" office:value-type="string" calcext:value-type="string">
            <text:p>Letter Grade</text:p>
          </table:table-cell>
          <table:table-cell table:style-name="ce25" office:value-type="string" calcext:value-type="string">
            <text:p>Numerical Grade</text:p>
          </table:table-cell>
          <table:table-cell table:style-name="ce12"/>
          <table:table-cell table:style-name="ce22" office:value-type="string" calcext:value-type="string">
            <text:p>Letter Grade</text:p>
          </table:table-cell>
          <table:table-cell table:style-name="ce27" office:value-type="string" calcext:value-type="string">
            <text:p>GPA </text:p>
          </table:table-cell>
          <table:table-cell table:style-name="ce12"/>
          <table:table-cell table:style-name="ce22"/>
          <table:table-cell table:style-name="ce25"/>
          <table:table-cell table:style-name="ce14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formula="of:=(SUM(VLOOKUP([.B2]; [.$AG$2:.$AH$14]; 2; 0); VLOOKUP([.C2]; [.$AG$2:.$AH$14]; 2; 0); VLOOKUP([.D2]; [.$AG$2:.$AH$14]; 2; 0); VLOOKUP([.E2]; [.$AG$2:.$AH$14]; 2; 0); VLOOKUP([.F2]; [.$AG$2:.$AH$14]; 2; 0); VLOOKUP([.G2]; [.$AG$2:.$AH$14]; 2; 0); VLOOKUP([.H2]; [.$AG$2:.$AH$14]; 2; 0); VLOOKUP([.I2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9" calcext:value-type="float">
            <text:p>89</text:p>
          </table:table-cell>
          <table:table-cell table:style-name="ce15" table:formula="of:=(([.L2] / 50)*0.15 + ([.M2] / 50)*0.15 + ([.N2] / 100)*0.2)" office:value-type="float" office:value="0.43" calcext:value-type="float">
            <text:p>0.43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]; [.$AG$2:.$AH$14]; 2; 0);  SUM(VLOOKUP([.R2]; [.$AG$2:.$AH$14]; 2; 0) ))) + ([.S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2]; [.$AG$2:.$AH$14]; 2; 0); VLOOKUP([.X2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2] + [.O2] + [.U2] + [.Y2]" office:value-type="string" office:string-value="" calcext:value-type="error">
            <text:p>#N/A</text:p>
          </table:table-cell>
          <table:table-cell table:style-name="ce20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2]; [.$AJ$2:.$AK$13]; 2; 0)" office:value-type="string" office:string-value="" calcext:value-type="error">
            <text:p>#N/A</text:p>
          </table:table-cell>
          <table:table-cell table:style-name="ce8" table:formula="of:=VLOOKUP([.AC2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6"/>
          <table:table-cell table:formula="of:=(SUM(VLOOKUP([.B3]; [.$AG$2:.$AH$14]; 2; 0); VLOOKUP([.C3]; [.$AG$2:.$AH$14]; 2; 0); VLOOKUP([.D3]; [.$AG$2:.$AH$14]; 2; 0); VLOOKUP([.E3]; [.$AG$2:.$AH$14]; 2; 0); VLOOKUP([.F3]; [.$AG$2:.$AH$14]; 2; 0); VLOOKUP([.G3]; [.$AG$2:.$AH$14]; 2; 0); VLOOKUP([.H3]; [.$AG$2:.$AH$14]; 2; 0); VLOOKUP([.I3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0" calcext:value-type="float">
            <text:p>70</text:p>
          </table:table-cell>
          <table:table-cell table:style-name="ce15" table:formula="of:=(([.L3] / 50)*0.15 + ([.M3] / 50)*0.15 + ([.N3] / 100)*0.2)" office:value-type="float" office:value="0.359" calcext:value-type="float">
            <text:p>0.359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3]; [.$AG$2:.$AH$14]; 2; 0);  SUM(VLOOKUP([.R3]; [.$AG$2:.$AH$14]; 2; 0) ))) + ([.S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3]; [.$AG$2:.$AH$14]; 2; 0); VLOOKUP([.X3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3] + [.O3] + [.U3] + [.Y3]" office:value-type="string" office:string-value="" calcext:value-type="error">
            <text:p>#N/A</text:p>
          </table:table-cell>
          <table:table-cell table:style-name="ce20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C+</text:p>
          </table:table-cell>
          <table:table-cell table:style-name="ce8" table:formula="of:=VLOOKUP([.AB3]; [.$AJ$2:.$AK$13]; 2; 0)" office:value-type="string" office:string-value="" calcext:value-type="error">
            <text:p>#N/A</text:p>
          </table:table-cell>
          <table:table-cell table:style-name="ce8" table:formula="of:=VLOOKUP([.AC3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/>
          <table:table-cell table:style-name="ce9"/>
          <table:table-cell/>
          <table:table-cell table:style-name="ce5"/>
          <table:table-cell/>
          <table:table-cell table:style-name="ce9"/>
          <table:table-cell table:formula="of:=(SUM(VLOOKUP([.B4]; [.$AG$2:.$AH$14]; 2; 0); VLOOKUP([.C4]; [.$AG$2:.$AH$14]; 2; 0); VLOOKUP([.D4]; [.$AG$2:.$AH$14]; 2; 0); VLOOKUP([.E4]; [.$AG$2:.$AH$14]; 2; 0); VLOOKUP([.F4]; [.$AG$2:.$AH$14]; 2; 0); VLOOKUP([.G4]; [.$AG$2:.$AH$14]; 2; 0); VLOOKUP([.H4]; [.$AG$2:.$AH$14]; 2; 0); VLOOKUP([.I4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72" calcext:value-type="float">
            <text:p>72</text:p>
          </table:table-cell>
          <table:table-cell table:style-name="ce15" table:formula="of:=(([.L4] / 50)*0.15 + ([.M4] / 50)*0.15 + ([.N4] / 100)*0.2)" office:value-type="float" office:value="0.393" calcext:value-type="float">
            <text:p>0.39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4]; [.$AG$2:.$AH$14]; 2; 0);  SUM(VLOOKUP([.R4]; [.$AG$2:.$AH$14]; 2; 0) ))) + ([.S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4]; [.$AG$2:.$AH$14]; 2; 0); VLOOKUP([.X4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4] + [.O4] + [.U4] + [.Y4]" office:value-type="string" office:string-value="" calcext:value-type="error">
            <text:p>#N/A</text:p>
          </table:table-cell>
          <table:table-cell table:style-name="ce20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C+</text:p>
          </table:table-cell>
          <table:table-cell table:style-name="ce8" table:formula="of:=VLOOKUP([.AB4]; [.$AJ$2:.$AK$13]; 2; 0)" office:value-type="string" office:string-value="" calcext:value-type="error">
            <text:p>#N/A</text:p>
          </table:table-cell>
          <table:table-cell table:style-name="ce8" table:formula="of:=VLOOKUP([.AC4]; [.$AJ$2:.$AK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6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/>
          <table:table-cell table:formula="of:=(SUM(VLOOKUP([.B5]; [.$AG$2:.$AH$14]; 2; 0); VLOOKUP([.C5]; [.$AG$2:.$AH$14]; 2; 0); VLOOKUP([.D5]; [.$AG$2:.$AH$14]; 2; 0); VLOOKUP([.E5]; [.$AG$2:.$AH$14]; 2; 0); VLOOKUP([.F5]; [.$AG$2:.$AH$14]; 2; 0); VLOOKUP([.G5]; [.$AG$2:.$AH$14]; 2; 0); VLOOKUP([.H5]; [.$AG$2:.$AH$14]; 2; 0); VLOOKUP([.I5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88" calcext:value-type="float">
            <text:p>88</text:p>
          </table:table-cell>
          <table:table-cell table:style-name="ce15" table:formula="of:=(([.L5] / 50)*0.15 + ([.M5] / 50)*0.15 + ([.N5] / 100)*0.2)" office:value-type="float" office:value="0.425" calcext:value-type="float">
            <text:p>0.42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5]; [.$AG$2:.$AH$14]; 2; 0);  SUM(VLOOKUP([.R5]; [.$AG$2:.$AH$14]; 2; 0) ))) + ([.S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5]; [.$AG$2:.$AH$14]; 2; 0); VLOOKUP([.X5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5] + [.O5] + [.U5] + [.Y5]" office:value-type="string" office:string-value="" calcext:value-type="error">
            <text:p>#N/A</text:p>
          </table:table-cell>
          <table:table-cell table:style-name="ce20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5]; [.$AJ$2:.$AK$13]; 2; 0)" office:value-type="string" office:string-value="" calcext:value-type="error">
            <text:p>#N/A</text:p>
          </table:table-cell>
          <table:table-cell table:style-name="ce8" table:formula="of:=VLOOKUP([.AC5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/>
          <table:table-cell table:formula="of:=(SUM(VLOOKUP([.B6]; [.$AG$2:.$AH$14]; 2; 0); VLOOKUP([.C6]; [.$AG$2:.$AH$14]; 2; 0); VLOOKUP([.D6]; [.$AG$2:.$AH$14]; 2; 0); VLOOKUP([.E6]; [.$AG$2:.$AH$14]; 2; 0); VLOOKUP([.F6]; [.$AG$2:.$AH$14]; 2; 0); VLOOKUP([.G6]; [.$AG$2:.$AH$14]; 2; 0); VLOOKUP([.H6]; [.$AG$2:.$AH$14]; 2; 0); VLOOKUP([.I6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9" calcext:value-type="float">
            <text:p>89</text:p>
          </table:table-cell>
          <table:table-cell table:style-name="ce15" table:formula="of:=(([.L6] / 50)*0.15 + ([.M6] / 50)*0.15 + ([.N6] / 100)*0.2)" office:value-type="float" office:value="0.451" calcext:value-type="float">
            <text:p>0.45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6]; [.$AG$2:.$AH$14]; 2; 0);  SUM(VLOOKUP([.R6]; [.$AG$2:.$AH$14]; 2; 0) ))) + ([.S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6]; [.$AG$2:.$AH$14]; 2; 0); VLOOKUP([.X6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6] + [.O6] + [.U6] + [.Y6]" office:value-type="string" office:string-value="" calcext:value-type="error">
            <text:p>#N/A</text:p>
          </table:table-cell>
          <table:table-cell table:style-name="ce20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6]; [.$AJ$2:.$AK$13]; 2; 0)" office:value-type="string" office:string-value="" calcext:value-type="error">
            <text:p>#N/A</text:p>
          </table:table-cell>
          <table:table-cell table:style-name="ce8" table:formula="of:=VLOOKUP([.AC6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formula="of:=(SUM(VLOOKUP([.B7]; [.$AG$2:.$AH$14]; 2; 0); VLOOKUP([.C7]; [.$AG$2:.$AH$14]; 2; 0); VLOOKUP([.D7]; [.$AG$2:.$AH$14]; 2; 0); VLOOKUP([.E7]; [.$AG$2:.$AH$14]; 2; 0); VLOOKUP([.F7]; [.$AG$2:.$AH$14]; 2; 0); VLOOKUP([.G7]; [.$AG$2:.$AH$14]; 2; 0); VLOOKUP([.H7]; [.$AG$2:.$AH$14]; 2; 0); VLOOKUP([.I7]; [.$AG$2:.$AH$14]; 2; 0))) / 800 * 0.3" office:value-type="string" office:string-value="" calcext:value-type="error">
            <text:p>#N/A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style-name="ce7" office:value-type="float" office:value="92" calcext:value-type="float">
            <text:p>92</text:p>
          </table:table-cell>
          <table:table-cell table:style-name="ce15" table:formula="of:=(([.L7] / 50)*0.15 + ([.M7] / 50)*0.15 + ([.N7] / 100)*0.2)" office:value-type="float" office:value="0.466" calcext:value-type="float">
            <text:p>0.46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7]; [.$AG$2:.$AH$14]; 2; 0);  SUM(VLOOKUP([.R7]; [.$AG$2:.$AH$14]; 2; 0) ))) + ([.S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7]; [.$AG$2:.$AH$14]; 2; 0); VLOOKUP([.X7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7] + [.O7] + [.U7] + [.Y7]" office:value-type="string" office:string-value="" calcext:value-type="error">
            <text:p>#N/A</text:p>
          </table:table-cell>
          <table:table-cell table:style-name="ce20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7]; [.$AJ$2:.$AK$13]; 2; 0)" office:value-type="string" office:string-value="" calcext:value-type="error">
            <text:p>#N/A</text:p>
          </table:table-cell>
          <table:table-cell table:style-name="ce8" table:formula="of:=VLOOKUP([.AC7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table:number-columns-repeated="6"/>
          <table:table-cell table:formula="of:=(SUM(VLOOKUP([.B8]; [.$AG$2:.$AH$14]; 2; 0); VLOOKUP([.C8]; [.$AG$2:.$AH$14]; 2; 0); VLOOKUP([.D8]; [.$AG$2:.$AH$14]; 2; 0); VLOOKUP([.E8]; [.$AG$2:.$AH$14]; 2; 0); VLOOKUP([.F8]; [.$AG$2:.$AH$14]; 2; 0); VLOOKUP([.G8]; [.$AG$2:.$AH$14]; 2; 0); VLOOKUP([.H8]; [.$AG$2:.$AH$14]; 2; 0); VLOOKUP([.I8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95" calcext:value-type="float">
            <text:p>95</text:p>
          </table:table-cell>
          <table:table-cell table:style-name="ce15" table:formula="of:=(([.L8] / 50)*0.15 + ([.M8] / 50)*0.15 + ([.N8] / 100)*0.2)" office:value-type="float" office:value="0.487" calcext:value-type="float">
            <text:p>0.48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8]; [.$AG$2:.$AH$14]; 2; 0);  SUM(VLOOKUP([.R8]; [.$AG$2:.$AH$14]; 2; 0) ))) + ([.S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8]; [.$AG$2:.$AH$14]; 2; 0); VLOOKUP([.X8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8] + [.O8] + [.U8] + [.Y8]" office:value-type="string" office:string-value="" calcext:value-type="error">
            <text:p>#N/A</text:p>
          </table:table-cell>
          <table:table-cell table:style-name="ce20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8]; [.$AJ$2:.$AK$13]; 2; 0)" office:value-type="string" office:string-value="" calcext:value-type="error">
            <text:p>#N/A</text:p>
          </table:table-cell>
          <table:table-cell table:style-name="ce8" table:formula="of:=VLOOKUP([.AC8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/>
          <table:table-cell table:formula="of:=(SUM(VLOOKUP([.B9]; [.$AG$2:.$AH$14]; 2; 0); VLOOKUP([.C9]; [.$AG$2:.$AH$14]; 2; 0); VLOOKUP([.D9]; [.$AG$2:.$AH$14]; 2; 0); VLOOKUP([.E9]; [.$AG$2:.$AH$14]; 2; 0); VLOOKUP([.F9]; [.$AG$2:.$AH$14]; 2; 0); VLOOKUP([.G9]; [.$AG$2:.$AH$14]; 2; 0); VLOOKUP([.H9]; [.$AG$2:.$AH$14]; 2; 0); VLOOKUP([.I9]; [.$AG$2:.$AH$14]; 2; 0))) / 800 * 0.3" office:value-type="string" office:string-value="" calcext:value-type="error">
            <text:p>#N/A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style-name="ce7" office:value-type="float" office:value="97" calcext:value-type="float">
            <text:p>97</text:p>
          </table:table-cell>
          <table:table-cell table:style-name="ce15" table:formula="of:=(([.L9] / 50)*0.15 + ([.M9] / 50)*0.15 + ([.N9] / 100)*0.2)" office:value-type="float" office:value="0.494" calcext:value-type="float">
            <text:p>0.494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5" table:formula="of:=( ((SUM(VLOOKUP([.Q9]; [.$AG$2:.$AH$14]; 2; 0);  SUM(VLOOKUP([.R9]; [.$AG$2:.$AH$14]; 2; 0) ))) + ([.S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9]; [.$AG$2:.$AH$14]; 2; 0); VLOOKUP([.X9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9] + [.O9] + [.U9] + [.Y9]" office:value-type="string" office:string-value="" calcext:value-type="error">
            <text:p>#N/A</text:p>
          </table:table-cell>
          <table:table-cell table:style-name="ce20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9]; [.$AJ$2:.$AK$13]; 2; 0)" office:value-type="string" office:string-value="" calcext:value-type="error">
            <text:p>#N/A</text:p>
          </table:table-cell>
          <table:table-cell table:style-name="ce8" table:formula="of:=VLOOKUP([.AC9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/>
          <table:table-cell table:style-name="ce5"/>
          <table:table-cell table:number-columns-repeated="4"/>
          <table:table-cell table:formula="of:=(SUM(VLOOKUP([.B10]; [.$AG$2:.$AH$14]; 2; 0); VLOOKUP([.C10]; [.$AG$2:.$AH$14]; 2; 0); VLOOKUP([.D10]; [.$AG$2:.$AH$14]; 2; 0); VLOOKUP([.E10]; [.$AG$2:.$AH$14]; 2; 0); VLOOKUP([.F10]; [.$AG$2:.$AH$14]; 2; 0); VLOOKUP([.G10]; [.$AG$2:.$AH$14]; 2; 0); VLOOKUP([.H10]; [.$AG$2:.$AH$14]; 2; 0); VLOOKUP([.I10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2" calcext:value-type="float">
            <text:p>72</text:p>
          </table:table-cell>
          <table:table-cell table:style-name="ce15" table:formula="of:=(([.L10] / 50)*0.15 + ([.M10] / 50)*0.15 + ([.N10] / 100)*0.2)" office:value-type="float" office:value="0.357" calcext:value-type="float">
            <text:p>0.35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0]; [.$AG$2:.$AH$14]; 2; 0);  SUM(VLOOKUP([.R10]; [.$AG$2:.$AH$14]; 2; 0) ))) + ([.S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10]; [.$AG$2:.$AH$14]; 2; 0); VLOOKUP([.X10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10] + [.O10] + [.U10] + [.Y10]" office:value-type="string" office:string-value="" calcext:value-type="error">
            <text:p>#N/A</text:p>
          </table:table-cell>
          <table:table-cell table:style-name="ce20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C+</text:p>
          </table:table-cell>
          <table:table-cell table:style-name="ce8" table:formula="of:=VLOOKUP([.AB10]; [.$AJ$2:.$AK$13]; 2; 0)" office:value-type="string" office:string-value="" calcext:value-type="error">
            <text:p>#N/A</text:p>
          </table:table-cell>
          <table:table-cell table:style-name="ce8" table:formula="of:=VLOOKUP([.AC10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6"/>
          <table:table-cell table:formula="of:=(SUM(VLOOKUP([.B11]; [.$AG$2:.$AH$14]; 2; 0); VLOOKUP([.C11]; [.$AG$2:.$AH$14]; 2; 0); VLOOKUP([.D11]; [.$AG$2:.$AH$14]; 2; 0); VLOOKUP([.E11]; [.$AG$2:.$AH$14]; 2; 0); VLOOKUP([.F11]; [.$AG$2:.$AH$14]; 2; 0); VLOOKUP([.G11]; [.$AG$2:.$AH$14]; 2; 0); VLOOKUP([.H11]; [.$AG$2:.$AH$14]; 2; 0); VLOOKUP([.I11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88" calcext:value-type="float">
            <text:p>88</text:p>
          </table:table-cell>
          <table:table-cell table:style-name="ce15" table:formula="of:=(([.L11] / 50)*0.15 + ([.M11] / 50)*0.15 + ([.N11] / 100)*0.2)" office:value-type="float" office:value="0.455" calcext:value-type="float">
            <text:p>0.455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1]; [.$AG$2:.$AH$14]; 2; 0);  SUM(VLOOKUP([.R11]; [.$AG$2:.$AH$14]; 2; 0) ))) + ([.S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11]; [.$AG$2:.$AH$14]; 2; 0); VLOOKUP([.X11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11] + [.O11] + [.U11] + [.Y11]" office:value-type="string" office:string-value="" calcext:value-type="error">
            <text:p>#N/A</text:p>
          </table:table-cell>
          <table:table-cell table:style-name="ce20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11]; [.$AJ$2:.$AK$13]; 2; 0)" office:value-type="string" office:string-value="" calcext:value-type="error">
            <text:p>#N/A</text:p>
          </table:table-cell>
          <table:table-cell table:style-name="ce8" table:formula="of:=VLOOKUP([.AC11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/>
          <table:table-cell table:formula="of:=(SUM(VLOOKUP([.B12]; [.$AG$2:.$AH$14]; 2; 0); VLOOKUP([.C12]; [.$AG$2:.$AH$14]; 2; 0); VLOOKUP([.D12]; [.$AG$2:.$AH$14]; 2; 0); VLOOKUP([.E12]; [.$AG$2:.$AH$14]; 2; 0); VLOOKUP([.F12]; [.$AG$2:.$AH$14]; 2; 0); VLOOKUP([.G12]; [.$AG$2:.$AH$14]; 2; 0); VLOOKUP([.H12]; [.$AG$2:.$AH$14]; 2; 0); VLOOKUP([.I12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98" calcext:value-type="float">
            <text:p>98</text:p>
          </table:table-cell>
          <table:table-cell table:style-name="ce15" table:formula="of:=(([.L12] / 50)*0.15 + ([.M12] / 50)*0.15 + ([.N12] / 100)*0.2)" office:value-type="float" office:value="0.481" calcext:value-type="float">
            <text:p>0.48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2]; [.$AG$2:.$AH$14]; 2; 0);  SUM(VLOOKUP([.R12]; [.$AG$2:.$AH$14]; 2; 0) ))) + ([.S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12]; [.$AG$2:.$AH$14]; 2; 0); VLOOKUP([.X12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12] + [.O12] + [.U12] + [.Y12]" office:value-type="string" office:string-value="" calcext:value-type="error">
            <text:p>#N/A</text:p>
          </table:table-cell>
          <table:table-cell table:style-name="ce20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12]; [.$AJ$2:.$AK$13]; 2; 0)" office:value-type="string" office:string-value="" calcext:value-type="error">
            <text:p>#N/A</text:p>
          </table:table-cell>
          <table:table-cell table:style-name="ce8" table:formula="of:=VLOOKUP([.AC12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9" table:number-columns-repeated="2"/>
          <table:table-cell table:formula="of:=(SUM(VLOOKUP([.B13]; [.$AG$2:.$AH$14]; 2; 0); VLOOKUP([.C13]; [.$AG$2:.$AH$14]; 2; 0); VLOOKUP([.D13]; [.$AG$2:.$AH$14]; 2; 0); VLOOKUP([.E13]; [.$AG$2:.$AH$14]; 2; 0); VLOOKUP([.F13]; [.$AG$2:.$AH$14]; 2; 0); VLOOKUP([.G13]; [.$AG$2:.$AH$14]; 2; 0); VLOOKUP([.H13]; [.$AG$2:.$AH$14]; 2; 0); VLOOKUP([.I13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8" calcext:value-type="float">
            <text:p>78</text:p>
          </table:table-cell>
          <table:table-cell table:style-name="ce15" table:formula="of:=(([.L13] / 50)*0.15 + ([.M13] / 50)*0.15 + ([.N13] / 100)*0.2)" office:value-type="float" office:value="0.399" calcext:value-type="float">
            <text:p>0.39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3]; [.$AG$2:.$AH$14]; 2; 0);  SUM(VLOOKUP([.R13]; [.$AG$2:.$AH$14]; 2; 0) ))) + ([.S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13]; [.$AG$2:.$AH$14]; 2; 0); VLOOKUP([.X13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13] + [.O13] + [.U13] + [.Y13]" office:value-type="string" office:string-value="" calcext:value-type="error">
            <text:p>#N/A</text:p>
          </table:table-cell>
          <table:table-cell table:style-name="ce20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C</text:p>
          </table:table-cell>
          <table:table-cell table:style-name="ce8" table:formula="of:=VLOOKUP([.AB13]; [.$AJ$2:.$AK$13]; 2; 0)" office:value-type="string" office:string-value="" calcext:value-type="error">
            <text:p>#N/A</text:p>
          </table:table-cell>
          <table:table-cell table:style-name="ce8" table:formula="of:=VLOOKUP([.AC13]; [.$AJ$2:.$AK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6"/>
          <table:table-cell table:formula="of:=(SUM(VLOOKUP([.B14]; [.$AG$2:.$AH$14]; 2; 0); VLOOKUP([.C14]; [.$AG$2:.$AH$14]; 2; 0); VLOOKUP([.D14]; [.$AG$2:.$AH$14]; 2; 0); VLOOKUP([.E14]; [.$AG$2:.$AH$14]; 2; 0); VLOOKUP([.F14]; [.$AG$2:.$AH$14]; 2; 0); VLOOKUP([.G14]; [.$AG$2:.$AH$14]; 2; 0); VLOOKUP([.H14]; [.$AG$2:.$AH$14]; 2; 0); VLOOKUP([.I14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82" calcext:value-type="float">
            <text:p>82</text:p>
          </table:table-cell>
          <table:table-cell table:style-name="ce15" table:formula="of:=(([.L14] / 50)*0.15 + ([.M14] / 50)*0.15 + ([.N14] / 100)*0.2)" office:value-type="float" office:value="0.428" calcext:value-type="float">
            <text:p>0.42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4]; [.$AG$2:.$AH$14]; 2; 0);  SUM(VLOOKUP([.R14]; [.$AG$2:.$AH$14]; 2; 0) ))) + ([.S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14]; [.$AG$2:.$AH$14]; 2; 0); VLOOKUP([.X14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14] + [.O14] + [.U14] + [.Y14]" office:value-type="string" office:string-value="" calcext:value-type="error">
            <text:p>#N/A</text:p>
          </table:table-cell>
          <table:table-cell table:style-name="ce20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14]; [.$AJ$2:.$AK$13]; 2; 0)" office:value-type="string" office:string-value="" calcext:value-type="error">
            <text:p>#N/A</text:p>
          </table:table-cell>
          <table:table-cell table:style-name="ce8" table:formula="of:=VLOOKUP([.AC14]; [.$AJ$2:.$AK$13]; 2; 0)" office:value-type="float" office:value="3.3" calcext:value-type="float">
            <text:p>3.3</text:p>
          </table:table-cell>
          <table:table-cell/>
          <table:table-cell table:style-name="ce24"/>
          <table:table-cell table:style-name="ce13"/>
          <table:table-cell/>
          <table:table-cell table:style-name="ce24"/>
          <table:table-cell table:style-name="ce29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formula="of:=(SUM(VLOOKUP([.B15]; [.$AG$2:.$AH$14]; 2; 0); VLOOKUP([.C15]; [.$AG$2:.$AH$14]; 2; 0); VLOOKUP([.D15]; [.$AG$2:.$AH$14]; 2; 0); VLOOKUP([.E15]; [.$AG$2:.$AH$14]; 2; 0); VLOOKUP([.F15]; [.$AG$2:.$AH$14]; 2; 0); VLOOKUP([.G15]; [.$AG$2:.$AH$14]; 2; 0); VLOOKUP([.H15]; [.$AG$2:.$AH$14]; 2; 0); VLOOKUP([.I15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92" calcext:value-type="float">
            <text:p>92</text:p>
          </table:table-cell>
          <table:table-cell table:style-name="ce15" table:formula="of:=(([.L15] / 50)*0.15 + ([.M15] / 50)*0.15 + ([.N15] / 100)*0.2)" office:value-type="float" office:value="0.463" calcext:value-type="float">
            <text:p>0.463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5]; [.$AG$2:.$AH$14]; 2; 0);  SUM(VLOOKUP([.R15]; [.$AG$2:.$AH$14]; 2; 0) ))) + ([.S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15]; [.$AG$2:.$AH$14]; 2; 0); VLOOKUP([.X15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15] + [.O15] + [.U15] + [.Y15]" office:value-type="string" office:string-value="" calcext:value-type="error">
            <text:p>#N/A</text:p>
          </table:table-cell>
          <table:table-cell table:style-name="ce20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15]; [.$AJ$2:.$AK$13]; 2; 0)" office:value-type="string" office:string-value="" calcext:value-type="error">
            <text:p>#N/A</text:p>
          </table:table-cell>
          <table:table-cell table:style-name="ce8" table:formula="of:=VLOOKUP([.AC15]; [.$AJ$2:.$AK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5"/>
          <table:table-cell table:formula="of:=(SUM(VLOOKUP([.B16]; [.$AG$2:.$AH$14]; 2; 0); VLOOKUP([.C16]; [.$AG$2:.$AH$14]; 2; 0); VLOOKUP([.D16]; [.$AG$2:.$AH$14]; 2; 0); VLOOKUP([.E16]; [.$AG$2:.$AH$14]; 2; 0); VLOOKUP([.F16]; [.$AG$2:.$AH$14]; 2; 0); VLOOKUP([.G16]; [.$AG$2:.$AH$14]; 2; 0); VLOOKUP([.H16]; [.$AG$2:.$AH$14]; 2; 0); VLOOKUP([.I16]; [.$AG$2:.$AH$14]; 2; 0))) / 800 * 0.3" office:value-type="string" office:string-value="" calcext:value-type="error">
            <text:p>#N/A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table:style-name="ce7" office:value-type="float" office:value="79" calcext:value-type="float">
            <text:p>79</text:p>
          </table:table-cell>
          <table:table-cell table:style-name="ce15" table:formula="of:=(([.L16] / 50)*0.15 + ([.M16] / 50)*0.15 + ([.N16] / 100)*0.2)" office:value-type="float" office:value="0.38" calcext:value-type="float">
            <text:p>0.38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6]; [.$AG$2:.$AH$14]; 2; 0);  SUM(VLOOKUP([.R16]; [.$AG$2:.$AH$14]; 2; 0) ))) + ([.S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16]; [.$AG$2:.$AH$14]; 2; 0); VLOOKUP([.X16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16] + [.O16] + [.U16] + [.Y16]" office:value-type="string" office:string-value="" calcext:value-type="error">
            <text:p>#N/A</text:p>
          </table:table-cell>
          <table:table-cell table:style-name="ce20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-</text:p>
          </table:table-cell>
          <table:table-cell table:style-name="ce8" table:formula="of:=VLOOKUP([.AB16]; [.$AJ$2:.$AK$13]; 2; 0)" office:value-type="string" office:string-value="" calcext:value-type="error">
            <text:p>#N/A</text:p>
          </table:table-cell>
          <table:table-cell table:style-name="ce8" table:formula="of:=VLOOKUP([.AC16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formula="of:=(SUM(VLOOKUP([.B17]; [.$AG$2:.$AH$14]; 2; 0); VLOOKUP([.C17]; [.$AG$2:.$AH$14]; 2; 0); VLOOKUP([.D17]; [.$AG$2:.$AH$14]; 2; 0); VLOOKUP([.E17]; [.$AG$2:.$AH$14]; 2; 0); VLOOKUP([.F17]; [.$AG$2:.$AH$14]; 2; 0); VLOOKUP([.G17]; [.$AG$2:.$AH$14]; 2; 0); VLOOKUP([.H17]; [.$AG$2:.$AH$14]; 2; 0); VLOOKUP([.I17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5" calcext:value-type="float">
            <text:p>85</text:p>
          </table:table-cell>
          <table:table-cell table:style-name="ce15" table:formula="of:=(([.L17] / 50)*0.15 + ([.M17] / 50)*0.15 + ([.N17] / 100)*0.2)" office:value-type="float" office:value="0.404" calcext:value-type="float">
            <text:p>0.40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7]; [.$AG$2:.$AH$14]; 2; 0);  SUM(VLOOKUP([.R17]; [.$AG$2:.$AH$14]; 2; 0) ))) + ([.S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17]; [.$AG$2:.$AH$14]; 2; 0); VLOOKUP([.X17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17] + [.O17] + [.U17] + [.Y17]" office:value-type="string" office:string-value="" calcext:value-type="error">
            <text:p>#N/A</text:p>
          </table:table-cell>
          <table:table-cell table:style-name="ce20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</text:p>
          </table:table-cell>
          <table:table-cell table:style-name="ce8" table:formula="of:=VLOOKUP([.AB17]; [.$AJ$2:.$AK$13]; 2; 0)" office:value-type="string" office:string-value="" calcext:value-type="error">
            <text:p>#N/A</text:p>
          </table:table-cell>
          <table:table-cell table:style-name="ce8" table:formula="of:=VLOOKUP([.AC17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9" table:number-columns-repeated="2"/>
          <table:table-cell table:style-name="ce5"/>
          <table:table-cell table:style-name="ce9" table:number-columns-repeated="3"/>
          <table:table-cell table:formula="of:=(SUM(VLOOKUP([.B18]; [.$AG$2:.$AH$14]; 2; 0); VLOOKUP([.C18]; [.$AG$2:.$AH$14]; 2; 0); VLOOKUP([.D18]; [.$AG$2:.$AH$14]; 2; 0); VLOOKUP([.E18]; [.$AG$2:.$AH$14]; 2; 0); VLOOKUP([.F18]; [.$AG$2:.$AH$14]; 2; 0); VLOOKUP([.G18]; [.$AG$2:.$AH$14]; 2; 0); VLOOKUP([.H18]; [.$AG$2:.$AH$14]; 2; 0); VLOOKUP([.I18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([.L18] / 50)*0.15 + ([.M18] / 50)*0.15 + ([.N18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5" table:formula="of:=( ((SUM(VLOOKUP([.Q18]; [.$AG$2:.$AH$14]; 2; 0);  SUM(VLOOKUP([.R18]; [.$AG$2:.$AH$14]; 2; 0) ))) + ([.S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5" table:formula="of:=(SUM(VLOOKUP([.W18]; [.$AG$2:.$AH$14]; 2; 0); VLOOKUP([.X18]; [.$AG$2:.$AH$14]; 2; 0))) / 200 * 0.15" office:value-type="float" office:value="0" calcext:value-type="float">
            <text:p>0.00000</text:p>
          </table:table-cell>
          <table:table-cell/>
          <table:table-cell table:style-name="ce18" table:formula="of:=[.J18] + [.O18] + [.U18] + [.Y18]" office:value-type="string" office:string-value="" calcext:value-type="error">
            <text:p>#N/A</text:p>
          </table:table-cell>
          <table:table-cell table:style-name="ce20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F</text:p>
          </table:table-cell>
          <table:table-cell table:style-name="ce8" table:formula="of:=VLOOKUP([.AB18]; [.$AJ$2:.$AK$13]; 2; 0)" office:value-type="string" office:string-value="" calcext:value-type="error">
            <text:p>#N/A</text:p>
          </table:table-cell>
          <table:table-cell table:style-name="ce8" table:formula="of:=VLOOKUP([.AC18]; [.$AJ$2:.$AK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5"/>
          <table:table-cell table:formula="of:=(SUM(VLOOKUP([.B19]; [.$AG$2:.$AH$14]; 2; 0); VLOOKUP([.C19]; [.$AG$2:.$AH$14]; 2; 0); VLOOKUP([.D19]; [.$AG$2:.$AH$14]; 2; 0); VLOOKUP([.E19]; [.$AG$2:.$AH$14]; 2; 0); VLOOKUP([.F19]; [.$AG$2:.$AH$14]; 2; 0); VLOOKUP([.G19]; [.$AG$2:.$AH$14]; 2; 0); VLOOKUP([.H19]; [.$AG$2:.$AH$14]; 2; 0); VLOOKUP([.I19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68" calcext:value-type="float">
            <text:p>68</text:p>
          </table:table-cell>
          <table:table-cell table:style-name="ce15" table:formula="of:=(([.L19] / 50)*0.15 + ([.M19] / 50)*0.15 + ([.N19] / 100)*0.2)" office:value-type="float" office:value="0.322" calcext:value-type="float">
            <text:p>0.322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9]; [.$AG$2:.$AH$14]; 2; 0);  SUM(VLOOKUP([.R19]; [.$AG$2:.$AH$14]; 2; 0) ))) + ([.S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19]; [.$AG$2:.$AH$14]; 2; 0); VLOOKUP([.X19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19] + [.O19] + [.U19] + [.Y19]" office:value-type="string" office:string-value="" calcext:value-type="error">
            <text:p>#N/A</text:p>
          </table:table-cell>
          <table:table-cell table:style-name="ce20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C</text:p>
          </table:table-cell>
          <table:table-cell table:style-name="ce8" table:formula="of:=VLOOKUP([.AB19]; [.$AJ$2:.$AK$13]; 2; 0)" office:value-type="string" office:string-value="" calcext:value-type="error">
            <text:p>#N/A</text:p>
          </table:table-cell>
          <table:table-cell table:style-name="ce8" table:formula="of:=VLOOKUP([.AC19]; [.$AJ$2:.$AK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formula="of:=(SUM(VLOOKUP([.B20]; [.$AG$2:.$AH$14]; 2; 0); VLOOKUP([.C20]; [.$AG$2:.$AH$14]; 2; 0); VLOOKUP([.D20]; [.$AG$2:.$AH$14]; 2; 0); VLOOKUP([.E20]; [.$AG$2:.$AH$14]; 2; 0); VLOOKUP([.F20]; [.$AG$2:.$AH$14]; 2; 0); VLOOKUP([.G20]; [.$AG$2:.$AH$14]; 2; 0); VLOOKUP([.H20]; [.$AG$2:.$AH$14]; 2; 0); VLOOKUP([.I20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15" table:formula="of:=(([.L20] / 50)*0.15 + ([.M20] / 50)*0.15 + ([.N20] / 100)*0.2)" office:value-type="float" office:value="0.402" calcext:value-type="float">
            <text:p>0.40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0]; [.$AG$2:.$AH$14]; 2; 0);  SUM(VLOOKUP([.R20]; [.$AG$2:.$AH$14]; 2; 0) ))) + ([.S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20]; [.$AG$2:.$AH$14]; 2; 0); VLOOKUP([.X20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20] + [.O20] + [.U20] + [.Y20]" office:value-type="string" office:string-value="" calcext:value-type="error">
            <text:p>#N/A</text:p>
          </table:table-cell>
          <table:table-cell table:style-name="ce20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</text:p>
          </table:table-cell>
          <table:table-cell table:style-name="ce8" table:formula="of:=VLOOKUP([.AB20]; [.$AJ$2:.$AK$13]; 2; 0)" office:value-type="string" office:string-value="" calcext:value-type="error">
            <text:p>#N/A</text:p>
          </table:table-cell>
          <table:table-cell table:style-name="ce8" table:formula="of:=VLOOKUP([.AC20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9" table:number-columns-repeated="2"/>
          <table:table-cell table:formula="of:=(SUM(VLOOKUP([.B21]; [.$AG$2:.$AH$14]; 2; 0); VLOOKUP([.C21]; [.$AG$2:.$AH$14]; 2; 0); VLOOKUP([.D21]; [.$AG$2:.$AH$14]; 2; 0); VLOOKUP([.E21]; [.$AG$2:.$AH$14]; 2; 0); VLOOKUP([.F21]; [.$AG$2:.$AH$14]; 2; 0); VLOOKUP([.G21]; [.$AG$2:.$AH$14]; 2; 0); VLOOKUP([.H21]; [.$AG$2:.$AH$14]; 2; 0); VLOOKUP([.I21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1" calcext:value-type="float">
            <text:p>91</text:p>
          </table:table-cell>
          <table:table-cell table:style-name="ce15" table:formula="of:=(([.L21] / 50)*0.15 + ([.M21] / 50)*0.15 + ([.N21] / 100)*0.2)" office:value-type="float" office:value="0.44" calcext:value-type="float">
            <text:p>0.44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1]; [.$AG$2:.$AH$14]; 2; 0);  SUM(VLOOKUP([.R21]; [.$AG$2:.$AH$14]; 2; 0) ))) + ([.S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21]; [.$AG$2:.$AH$14]; 2; 0); VLOOKUP([.X21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21] + [.O21] + [.U21] + [.Y21]" office:value-type="string" office:string-value="" calcext:value-type="error">
            <text:p>#N/A</text:p>
          </table:table-cell>
          <table:table-cell table:style-name="ce20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-</text:p>
          </table:table-cell>
          <table:table-cell table:style-name="ce8" table:formula="of:=VLOOKUP([.AB21]; [.$AJ$2:.$AK$13]; 2; 0)" office:value-type="string" office:string-value="" calcext:value-type="error">
            <text:p>#N/A</text:p>
          </table:table-cell>
          <table:table-cell table:style-name="ce8" table:formula="of:=VLOOKUP([.AC21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9"/>
          <table:table-cell table:formula="of:=(SUM(VLOOKUP([.B22]; [.$AG$2:.$AH$14]; 2; 0); VLOOKUP([.C22]; [.$AG$2:.$AH$14]; 2; 0); VLOOKUP([.D22]; [.$AG$2:.$AH$14]; 2; 0); VLOOKUP([.E22]; [.$AG$2:.$AH$14]; 2; 0); VLOOKUP([.F22]; [.$AG$2:.$AH$14]; 2; 0); VLOOKUP([.G22]; [.$AG$2:.$AH$14]; 2; 0); VLOOKUP([.H22]; [.$AG$2:.$AH$14]; 2; 0); VLOOKUP([.I22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84" calcext:value-type="float">
            <text:p>84</text:p>
          </table:table-cell>
          <table:table-cell table:style-name="ce15" table:formula="of:=(([.L22] / 50)*0.15 + ([.M22] / 50)*0.15 + ([.N22] / 100)*0.2)" office:value-type="float" office:value="0.411" calcext:value-type="float">
            <text:p>0.41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2]; [.$AG$2:.$AH$14]; 2; 0);  SUM(VLOOKUP([.R22]; [.$AG$2:.$AH$14]; 2; 0) ))) + ([.S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22]; [.$AG$2:.$AH$14]; 2; 0); VLOOKUP([.X22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22] + [.O22] + [.U22] + [.Y22]" office:value-type="string" office:string-value="" calcext:value-type="error">
            <text:p>#N/A</text:p>
          </table:table-cell>
          <table:table-cell table:style-name="ce20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-</text:p>
          </table:table-cell>
          <table:table-cell table:style-name="ce8" table:formula="of:=VLOOKUP([.AB22]; [.$AJ$2:.$AK$13]; 2; 0)" office:value-type="string" office:string-value="" calcext:value-type="error">
            <text:p>#N/A</text:p>
          </table:table-cell>
          <table:table-cell table:style-name="ce8" table:formula="of:=VLOOKUP([.AC22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formula="of:=(SUM(VLOOKUP([.B23]; [.$AG$2:.$AH$14]; 2; 0); VLOOKUP([.C23]; [.$AG$2:.$AH$14]; 2; 0); VLOOKUP([.D23]; [.$AG$2:.$AH$14]; 2; 0); VLOOKUP([.E23]; [.$AG$2:.$AH$14]; 2; 0); VLOOKUP([.F23]; [.$AG$2:.$AH$14]; 2; 0); VLOOKUP([.G23]; [.$AG$2:.$AH$14]; 2; 0); VLOOKUP([.H23]; [.$AG$2:.$AH$14]; 2; 0); VLOOKUP([.I23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7" calcext:value-type="float">
            <text:p>87</text:p>
          </table:table-cell>
          <table:table-cell table:style-name="ce15" table:formula="of:=(([.L23] / 50)*0.15 + ([.M23] / 50)*0.15 + ([.N23] / 100)*0.2)" office:value-type="float" office:value="0.453" calcext:value-type="float">
            <text:p>0.453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3]; [.$AG$2:.$AH$14]; 2; 0);  SUM(VLOOKUP([.R23]; [.$AG$2:.$AH$14]; 2; 0) ))) + ([.S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23]; [.$AG$2:.$AH$14]; 2; 0); VLOOKUP([.X23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23] + [.O23] + [.U23] + [.Y23]" office:value-type="string" office:string-value="" calcext:value-type="error">
            <text:p>#N/A</text:p>
          </table:table-cell>
          <table:table-cell table:style-name="ce20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23]; [.$AJ$2:.$AK$13]; 2; 0)" office:value-type="string" office:string-value="" calcext:value-type="error">
            <text:p>#N/A</text:p>
          </table:table-cell>
          <table:table-cell table:style-name="ce8" table:formula="of:=VLOOKUP([.AC23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8"/>
          <table:table-cell table:number-columns-repeated="6"/>
          <table:table-cell table:formula="of:=(SUM(VLOOKUP([.B24]; [.$AG$2:.$AH$14]; 2; 0); VLOOKUP([.C24]; [.$AG$2:.$AH$14]; 2; 0); VLOOKUP([.D24]; [.$AG$2:.$AH$14]; 2; 0); VLOOKUP([.E24]; [.$AG$2:.$AH$14]; 2; 0); VLOOKUP([.F24]; [.$AG$2:.$AH$14]; 2; 0); VLOOKUP([.G24]; [.$AG$2:.$AH$14]; 2; 0); VLOOKUP([.H24]; [.$AG$2:.$AH$14]; 2; 0); VLOOKUP([.I24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92" calcext:value-type="float">
            <text:p>92</text:p>
          </table:table-cell>
          <table:table-cell table:style-name="ce15" table:formula="of:=(([.L24] / 50)*0.15 + ([.M24] / 50)*0.15 + ([.N24] / 100)*0.2)" office:value-type="float" office:value="0.409" calcext:value-type="float">
            <text:p>0.409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4]; [.$AG$2:.$AH$14]; 2; 0);  SUM(VLOOKUP([.R24]; [.$AG$2:.$AH$14]; 2; 0) ))) + ([.S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24]; [.$AG$2:.$AH$14]; 2; 0); VLOOKUP([.X24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24] + [.O24] + [.U24] + [.Y24]" office:value-type="string" office:string-value="" calcext:value-type="error">
            <text:p>#N/A</text:p>
          </table:table-cell>
          <table:table-cell table:style-name="ce20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24]; [.$AJ$2:.$AK$13]; 2; 0)" office:value-type="string" office:string-value="" calcext:value-type="error">
            <text:p>#N/A</text:p>
          </table:table-cell>
          <table:table-cell table:style-name="ce8" table:formula="of:=VLOOKUP([.AC24]; [.$AJ$2:.$AK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8"/>
          <table:table-cell table:style-name="ce5"/>
          <table:table-cell table:number-columns-repeated="5"/>
          <table:table-cell table:formula="of:=(SUM(VLOOKUP([.B25]; [.$AG$2:.$AH$14]; 2; 0); VLOOKUP([.C25]; [.$AG$2:.$AH$14]; 2; 0); VLOOKUP([.D25]; [.$AG$2:.$AH$14]; 2; 0); VLOOKUP([.E25]; [.$AG$2:.$AH$14]; 2; 0); VLOOKUP([.F25]; [.$AG$2:.$AH$14]; 2; 0); VLOOKUP([.G25]; [.$AG$2:.$AH$14]; 2; 0); VLOOKUP([.H25]; [.$AG$2:.$AH$14]; 2; 0); VLOOKUP([.I25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6" calcext:value-type="float">
            <text:p>86</text:p>
          </table:table-cell>
          <table:table-cell table:style-name="ce15" table:formula="of:=(([.L25] / 50)*0.15 + ([.M25] / 50)*0.15 + ([.N25] / 100)*0.2)" office:value-type="float" office:value="0.439" calcext:value-type="float">
            <text:p>0.439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5" table:formula="of:=( ((SUM(VLOOKUP([.Q25]; [.$AG$2:.$AH$14]; 2; 0);  SUM(VLOOKUP([.R25]; [.$AG$2:.$AH$14]; 2; 0) ))) + ([.S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25]; [.$AG$2:.$AH$14]; 2; 0); VLOOKUP([.X25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25] + [.O25] + [.U25] + [.Y25]" office:value-type="string" office:string-value="" calcext:value-type="error">
            <text:p>#N/A</text:p>
          </table:table-cell>
          <table:table-cell table:style-name="ce20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25]; [.$AJ$2:.$AK$13]; 2; 0)" office:value-type="string" office:string-value="" calcext:value-type="error">
            <text:p>#N/A</text:p>
          </table:table-cell>
          <table:table-cell table:style-name="ce8" table:formula="of:=VLOOKUP([.AC25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 calcext:value-type="float">
            <text:p>40.125</text:p>
          </table:table-cell>
          <table:table-cell table:formula="of:=AVERAGE([.M2:.M25])" office:value-type="float" office:value="42.8333333333333" calcext:value-type="float">
            <text:p>42.8333333333</text:p>
          </table:table-cell>
          <table:table-cell table:style-name="ce7" table:formula="of:=AVERAGE([.N2:.N25])" office:value-type="float" office:value="81.5833333333333" calcext:value-type="float">
            <text:p>81.5833333333</text:p>
          </table:table-cell>
          <table:table-cell table:style-name="ce11"/>
          <table:table-cell table:number-columns-repeated="12"/>
          <table:table-cell table:style-name="ce20" table:number-columns-repeated="2"/>
          <table:table-cell table:number-columns-repeated="990"/>
        </table:table-row>
        <table:table-row table:style-name="ro1">
          <table:table-cell table:number-columns-repeated="9"/>
          <table:table-cell table:style-name="ce11"/>
          <table:table-cell/>
          <table:table-cell table:formula="of:=[.L26] / 50" office:value-type="float" office:value="0.8025" calcext:value-type="float">
            <text:p>0.8025</text:p>
          </table:table-cell>
          <table:table-cell table:formula="of:=[.M26] / 50" office:value-type="float" office:value="0.856666666666667" calcext:value-type="float">
            <text:p>0.8566666667</text:p>
          </table:table-cell>
          <table:table-cell table:style-name="ce7" table:formula="of:=[.N26] / 100" office:value-type="float" office:value="0.815833333333333" calcext:value-type="float">
            <text:p>0.8158333333</text:p>
          </table:table-cell>
          <table:table-cell table:number-columns-repeated="12"/>
          <table:table-cell table:style-name="ce20" table:formula="of:=AVERAGE([.AA2:.AA25])" office:value-type="string" office:string-value="" calcext:value-type="error">
            <text:p>#N/A</text:p>
          </table:table-cell>
          <table:table-cell table:style-name="ce16" table:number-columns-repeated="2"/>
          <table:table-cell table:style-name="ce20" table:formula="of:=AVERAGE([.AD2:.AD25])" office:value-type="string" office:string-value="" calcext:value-type="error">
            <text:p>#N/A</text:p>
          </table:table-cell>
          <table:table-cell table:style-name="ce20" table:formula="of:=AVERAGE([.AE2:.AE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4:40:49.476959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12T14:52:40.903083163</dc:date>
    <dc:creator>Gregory Kapfhammer</dc:creator>
    <meta:editing-duration>P30DT10H5M1S</meta:editing-duration>
    <meta:editing-cycles>324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74" meta:object-count="0"/>
  </office:meta>
</office:document-meta>
</file>